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4.13</text:span> Examine the difficulty of adding a proposed <text:span text:style-name="T2">ss rs1, rs2, imm (Store Sum)</text:span> instruction to RISC-V.</text:p>
      <text:p text:style-name="Standard"/>
      <text:p text:style-name="Standard">Interpretation: <text:span text:style-name="T2">Mem[Reg[rs1]]=Reg[rs2]+immediat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1-23T09:31:36.253000000</dc:date>
    <meta:editing-duration>PT42S</meta:editing-duration>
    <meta:editing-cycles>1</meta:editing-cycles>
    <meta:document-statistic meta:table-count="0" meta:image-count="0" meta:object-count="0" meta:page-count="1" meta:paragraph-count="2" meta:word-count="19" meta:character-count="148" meta:non-whitespace-character-count="131"/>
  </office:meta>
</office:document-meta>
</file>